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1" style:master-page-name="MP0" style:family="paragraph">
      <style:paragraph-properties fo:break-before="page"/>
    </style:style>
    <style:style style:name="P2" style:parent-style-name="Kop1" style:family="paragraph">
      <style:paragraph-properties fo:break-before="column"/>
    </style:style>
    <style:style style:name="P3" style:parent-style-name="Lijstalinea" style:family="paragraph"/>
    <style:style style:name="P4" style:parent-style-name="Lijstalinea" style:family="paragraph"/>
    <style:style style:name="P5" style:parent-style-name="Lijstalinea" style:family="paragraph"/>
    <style:style style:name="P6" style:parent-style-name="Lijstalinea" style:family="paragraph"/>
    <style:style style:name="P7" style:parent-style-name="Lijstalinea" style:family="paragraph"/>
    <style:style style:name="P8" style:parent-style-name="Lijstalinea" style:family="paragraph"/>
    <style:style style:name="P9" style:parent-style-name="Lijstalinea" style:family="paragraph"/>
    <style:style style:name="P10" style:parent-style-name="Standaard" style:family="paragraph">
      <style:paragraph-properties fo:break-before="column"/>
    </style:style>
    <style:style style:name="P11" style:parent-style-name="Lijstalinea" style:family="paragraph"/>
    <style:style style:name="P12" style:parent-style-name="Lijstalinea" style:family="paragraph"/>
    <style:style style:name="P13" style:parent-style-name="Lijstalinea" style:family="paragraph"/>
    <style:style style:name="P14" style:parent-style-name="Lijstalinea" style:family="paragraph"/>
    <style:style style:name="P15" style:parent-style-name="Lijstalinea" style:family="paragraph"/>
    <style:style style:name="P16" style:parent-style-name="Lijstalinea" style:family="paragraph"/>
    <style:style style:name="P17" style:parent-style-name="Lijstalinea" style:family="paragraph"/>
    <style:style style:name="P18" style:parent-style-name="Lijstalinea" style:family="paragraph"/>
    <style:style style:name="P19" style:parent-style-name="Lijstalinea" style:family="paragraph"/>
    <style:style style:name="P20" style:parent-style-name="Lijstalinea" style:family="paragraph"/>
    <style:style style:name="P21" style:parent-style-name="Lijstalinea" style:family="paragraph"/>
    <style:style style:name="P22" style:parent-style-name="Lijstalinea" style:family="paragraph"/>
    <style:style style:name="P23" style:parent-style-name="Lijstalinea" style:family="paragraph"/>
    <style:style style:name="P24" style:parent-style-name="Lijstalinea" style:family="paragraph"/>
    <style:style style:name="P25" style:parent-style-name="Lijstalinea" style:family="paragraph"/>
    <style:style style:name="P26" style:parent-style-name="Lijstalinea" style:family="paragraph"/>
    <style:style style:name="P27" style:parent-style-name="Lijstalinea" style:family="paragraph"/>
    <style:style style:name="P28" style:parent-style-name="Lijstalinea" style:family="paragraph"/>
    <style:style style:name="P29" style:parent-style-name="Lijstalinea" style:family="paragraph"/>
    <style:style style:name="P30" style:parent-style-name="Lijstalinea" style:family="paragraph"/>
    <style:style style:name="P31" style:parent-style-name="Lijstalinea" style:family="paragraph"/>
    <style:style style:name="P32" style:parent-style-name="Ondertitel" style:family="paragraph">
      <style:text-properties style:font-name-asian="Calibri" style:use-window-font-color="true" fo:letter-spacing="normal"/>
    </style:style>
    <style:style style:name="P33" style:parent-style-name="Ondertitel" style:family="paragraph">
      <style:text-properties style:font-name-asian="Calibri" style:use-window-font-color="true" fo:letter-spacing="normal"/>
    </style:style>
    <style:style style:name="P34" style:parent-style-name="Ondertitel" style:family="paragraph">
      <style:text-properties style:font-name-asian="Calibri" style:use-window-font-color="true" fo:letter-spacing="normal"/>
    </style:style>
    <style:style style:name="P35" style:parent-style-name="Ondertitel" style:family="paragraph">
      <style:text-properties style:font-name-asian="Calibri" style:use-window-font-color="true" fo:letter-spacing="normal"/>
    </style:style>
    <style:style style:name="P36" style:parent-style-name="Ondertitel" style:family="paragraph">
      <style:text-properties style:font-name-asian="Calibri" style:use-window-font-color="true" fo:letter-spacing="normal"/>
    </style:style>
    <style:style style:name="P37" style:parent-style-name="Ondertitel" style:family="paragraph">
      <style:text-properties style:font-name-asian="Calibri" style:use-window-font-color="true" fo:letter-spacing="normal"/>
    </style:style>
    <style:style style:name="P38" style:parent-style-name="Ondertitel" style:family="paragraph">
      <style:text-properties style:font-name-asian="Calibri" style:use-window-font-color="true" fo:letter-spacing="normal"/>
    </style:style>
    <style:style style:name="P39" style:parent-style-name="Ondertitel" style:family="paragraph">
      <style:text-properties style:font-name-asian="Calibri" style:use-window-font-color="true" fo:letter-spacing="normal"/>
    </style:style>
    <style:style style:name="P40" style:parent-style-name="Ondertitel" style:family="paragraph">
      <style:text-properties style:font-name-asian="Calibri" style:use-window-font-color="true" fo:letter-spacing="normal"/>
    </style:style>
    <style:style style:name="P41" style:parent-style-name="Standaard" style:family="paragraph">
      <style:paragraph-properties fo:break-before="column"/>
    </style:style>
    <style:style style:name="P42" style:parent-style-name="Standaard" style:family="paragraph">
      <style:text-properties fo:font-size="10pt" style:font-size-asian="10pt" style:font-size-complex="10pt"/>
    </style:style>
    <style:style style:name="P43" style:parent-style-name="Standaard" style:family="paragraph">
      <style:text-properties fo:font-size="10pt" style:font-size-asian="10pt" style:font-size-complex="10pt"/>
    </style:style>
    <style:style style:name="P44" style:parent-style-name="Standaard" style:family="paragraph">
      <style:text-properties fo:font-size="10pt" style:font-size-asian="10pt" style:font-size-complex="10pt"/>
    </style:style>
    <style:style style:name="P45" style:parent-style-name="Lijstalinea" style:family="paragraph">
      <style:text-properties fo:font-size="10pt" style:font-size-asian="10pt" style:font-size-complex="10pt"/>
    </style:style>
    <style:style style:name="P46" style:parent-style-name="Lijstalinea" style:family="paragraph">
      <style:text-properties fo:font-size="10pt" style:font-size-asian="10pt" style:font-size-complex="10pt"/>
    </style:style>
    <style:style style:name="P47" style:parent-style-name="Lijstalinea" style:family="paragraph">
      <style:text-properties fo:font-size="10pt" style:font-size-asian="10pt" style:font-size-complex="10pt"/>
    </style:style>
    <style:style style:name="P48" style:parent-style-name="Lijstalinea" style:family="paragraph">
      <style:text-properties fo:font-size="10pt" style:font-size-asian="10pt" style:font-size-complex="10pt"/>
    </style:style>
    <style:style style:name="P49" style:parent-style-name="Lijstalinea" style:family="paragraph">
      <style:text-properties fo:font-size="10pt" style:font-size-asian="10pt" style:font-size-complex="10pt"/>
    </style:style>
    <style:style style:name="P50" style:parent-style-name="Lijstalinea" style:family="paragraph">
      <style:text-properties fo:font-size="10pt" style:font-size-asian="10pt" style:font-size-complex="10pt"/>
    </style:style>
    <style:style style:name="P51" style:parent-style-name="Standaard" style:family="paragraph">
      <style:text-properties fo:font-size="10pt" style:font-size-asian="10pt" style:font-size-complex="10pt"/>
    </style:style>
    <style:style style:name="P52" style:parent-style-name="Standaard" style:family="paragraph">
      <style:text-properties fo:font-size="10pt" style:font-size-asian="10pt" style:font-size-complex="10pt"/>
    </style:style>
    <style:style style:name="P53" style:parent-style-name="Standaard" style:family="paragraph">
      <style:text-properties fo:font-size="10pt" style:font-size-asian="10pt" style:font-size-complex="10pt"/>
    </style:style>
    <style:style style:name="P54" style:parent-style-name="Lijstalinea" style:family="paragraph">
      <style:text-properties fo:font-size="10pt" style:font-size-asian="10pt" style:font-size-complex="10pt"/>
    </style:style>
    <style:style style:name="P55" style:parent-style-name="Lijstalinea" style:family="paragraph">
      <style:text-properties fo:font-size="10pt" style:font-size-asian="10pt" style:font-size-complex="10pt"/>
    </style:style>
    <style:style style:name="P56" style:parent-style-name="Lijstalinea" style:family="paragraph">
      <style:text-properties fo:font-size="10pt" style:font-size-asian="10pt" style:font-size-complex="10pt"/>
    </style:style>
    <style:style style:name="P57" style:parent-style-name="Lijstalinea" style:family="paragraph">
      <style:text-properties fo:font-size="10pt" style:font-size-asian="10pt" style:font-size-complex="10pt"/>
    </style:style>
    <style:style style:name="P58" style:parent-style-name="Lijstalinea" style:family="paragraph">
      <style:text-properties fo:font-size="10pt" style:font-size-asian="10pt" style:font-size-complex="10pt"/>
    </style:style>
    <style:style style:name="P59" style:parent-style-name="Standaard" style:family="paragraph">
      <style:paragraph-properties fo:margin-bottom="0in"/>
    </style:style>
    <style:style style:name="P60" style:parent-style-name="Standaard" style:family="paragraph">
      <style:paragraph-properties fo:margin-bottom="0in"/>
    </style:style>
    <style:style style:name="P61" style:parent-style-name="Standaard" style:family="paragraph">
      <style:paragraph-properties fo:margin-bottom="0in"/>
    </style:style>
    <style:style style:name="P62" style:parent-style-name="Standaard" style:family="paragraph">
      <style:paragraph-properties fo:margin-bottom="0in"/>
    </style:style>
    <style:style style:name="P63" style:parent-style-name="Standaard" style:family="paragraph">
      <style:paragraph-properties fo:margin-bottom="0in"/>
    </style:style>
    <style:style style:name="P64" style:parent-style-name="Standaard" style:family="paragraph">
      <style:paragraph-properties fo:margin-bottom="0in"/>
    </style:style>
    <style:style style:name="P65" style:parent-style-name="Standaard" style:family="paragraph">
      <style:paragraph-properties fo:margin-bottom="0in"/>
    </style:style>
    <style:style style:name="P66" style:parent-style-name="Standaard" style:family="paragraph">
      <style:paragraph-properties fo:margin-bottom="0in"/>
    </style:style>
    <style:style style:name="P67" style:parent-style-name="Standaard" style:family="paragraph">
      <style:paragraph-properties fo:margin-bottom="0in"/>
    </style:style>
    <style:style style:name="P68" style:parent-style-name="Standaard" style:family="paragraph">
      <style:paragraph-properties fo:margin-bottom="0in"/>
    </style:style>
    <style:style style:name="P69" style:parent-style-name="Standaard" style:family="paragraph">
      <style:paragraph-properties fo:margin-bottom="0in"/>
    </style:style>
    <style:style style:name="P70" style:parent-style-name="Standaard" style:family="paragraph">
      <style:paragraph-properties fo:margin-bottom="0in"/>
    </style:style>
    <style:style style:name="P71" style:parent-style-name="Standaard" style:family="paragraph">
      <style:paragraph-properties fo:margin-bottom="0in"/>
    </style:style>
    <style:style style:name="P72" style:parent-style-name="Standaard" style:family="paragraph">
      <style:paragraph-properties fo:margin-bottom="0in"/>
    </style:style>
    <style:style style:family="graphic" style:name="a0" style:parent-style-name="Graphics">
      <style:graphic-properties fo:border="none" fo:background-color="transparent" style:wrap="run-through" style:run-through="foreground" style:horizontal-rel="page-content" style:vertical-rel="paragraph" style:horizontal-pos="right" style:vertical-pos="from-top"/>
    </style:style>
  </office:automatic-styles>
  <office:body>
    <office:text text:use-soft-page-breaks="true">
      <text:h text:style-name="P1" text:outline-level="1"><text:bookmark-start text:name="_Hlk64903242"/><text:bookmark-end text:name="_Hlk64903242"/></text:h>
      <text:soft-page-break/>
      <text:p text:style-name="P2">Inleiding processen</text:p>
      <text:list text:style-name="LFO1" text:continue-numbering="true">
        <text:list-item>
          <text:p text:style-name="P3">UT<text:s/><text:tab/>-<text:s/><text:s/>Unittest (UT): door de ontwikkelaar uitgevoerd. Toont aan dat een unit aan de in de technische specificaties gestelde eisen voldoet.</text:p>
        </text:list-item>
      </text:list>
      <text:p text:style-name="Lijstalinea"/>
      <text:list text:style-name="LFO1" text:continue-numbering="true">
        <text:list-item>
          <text:p text:style-name="P4">UIT<text:tab/>-<text:s/><text:s/>Unitintegratietest (UIT): door de ontwikkelaar uitgevoerd. Toont aan dat een logische groep units aan de in de technische specificaties gestelde eisen voldoet.</text:p>
        </text:list-item>
      </text:list>
      <text:p text:style-name="Lijstalinea"/>
      <text:list text:style-name="LFO1" text:continue-numbering="true">
        <text:list-item>
          <text:p text:style-name="P5">ST<text:tab/>-<text:s/><text:s/>Systeemtest (ST): door de leverancier uitgevoerd. toont aan het ontwikkelde systeem of delen daarvan aan de functionele- en niet-functionele specificaties en het technisch ontwerp voldoen.</text:p>
        </text:list-item>
      </text:list>
      <text:p text:style-name="Lijstalinea"/>
      <text:list text:style-name="LFO1" text:continue-numbering="true">
        <text:list-item>
          <text:p text:style-name="P6">SIT<text:tab/>-<text:s/><text:s/>Systeemintegratietest (SIT): door de toekomstige gebruiker(s) uitgevoerd. Toont aan dat (sub)systeeminterface afspraken zijn nagekomen, correct zijn geïnterpreteerd en correct zijn geïmplementeerd.</text:p>
        </text:list-item>
      </text:list>
      <text:p text:style-name="Lijstalinea"/>
      <text:list text:style-name="LFO1" text:continue-numbering="true">
        <text:list-item>
          <text:p text:style-name="P7">FAT<text:tab/>-<text:s/><text:s/>Functionele acceptatietest (FAT): door de toekomstige gebruiker(s) uitgevoerd. Toont aan dat het ontwikkelde systeem aan de functionele eisen voldoet.</text:p>
        </text:list-item>
      </text:list>
      <text:p text:style-name="Lijstalinea"/>
      <text:list text:style-name="LFO1" text:continue-numbering="true">
        <text:list-item>
          <text:p text:style-name="P8">GAT<text:tab/>-<text:s/><text:s/>Gebruikersacceptatietest (GAT): door de toekomstige gebruiker(s) uitgevoerd. Toont aan dat het ontwikkelde systeem aan de wensen/eisen van de gebruiker voldoet.</text:p>
        </text:list-item>
      </text:list>
      <text:p text:style-name="Lijstalinea"/>
      <text:list text:style-name="LFO1" text:continue-numbering="true">
        <text:list-item>
          <text:p text:style-name="P9">PAT<text:tab/>-<text:s/><text:s/>Productieacceptatietest (PAT): door de toekomstige beheerder(s) uitgevoerd. Toont aan dat het ontwikkelde systeem aan de van uit beheer gesteld eisen voldoet.</text:p>
        </text:list-item>
      </text:list>
      <text:p text:style-name="Lijstalinea"/>
      <text:p text:style-name="Lijstalinea">Waar passen deze testen in het V-Model?</text:p>
      <text:p text:style-name="Lijstalinea"><text:tab/>Deze passen aan de rechterkant van het V-model.</text:p>
      <text:p text:style-name="P10"/>
      <text:h text:style-name="Kop2" text:outline-level="2">Vind informatie over de Fase Planning van het totale testproces en definieer het volgende:</text:h>
      <text:list text:style-name="LFO2" text:continue-numbering="true">
        <text:list-item>
          <text:p text:style-name="P11"><text:span text:style-name="Intensievebenadrukking">De doelen</text:span></text:p>
        </text:list-item>
        <text:list-item>
          <text:p text:style-name="P12"><text:span text:style-name="Intensievebenadrukking">Geef de Context van een mastertestplan</text:span></text:p>
        </text:list-item>
        <text:list-item>
          <text:p text:style-name="P13"><text:span text:style-name="Intensievebenadrukking">Randvoorwaarden</text:span></text:p>
        </text:list-item>
        <text:list-item>
          <text:p text:style-name="P14"><text:span text:style-name="Intensievebenadrukking">Werkwijze</text:span></text:p>
        </text:list-item>
        <text:list-item>
          <text:p text:style-name="P15"><text:span text:style-name="Intensievebenadrukking">Rollen/verantwoordelijkheden</text:span></text:p>
        </text:list-item>
        <text:list-item>
          <text:p text:style-name="P16"><text:span text:style-name="Intensievebenadrukking">Activiteiten. maak hiervan een schema: opstellen van de mastertestplan met een overzichtelijke nummering van het proces.</text:span></text:p>
        </text:list-item>
      </text:list>
      <text:p text:style-name="Ondertitel"><text:span text:style-name="Subtieleverwijzing">De doelen</text:span></text:p>
      <text:p text:style-name="Standaard">Het<text:s/>opstellen van een plan<text:s/>door het formulieren van een samenhangende gedrag aanpak, waarmee de testopdracht goed uitgevoerd kan worden. Om andere betrokkenen te informeren over de aanpak, planning, begroting, activiteiten en de op te leveren (eind)producten met betrekking tot het testproces. Indien er een bovenliggend<text:s/>mastertestplan is, dient dit plan hiervan afgeleid te worden.</text:p>
      <text:p text:style-name="Ondertitel"><text:span text:style-name="Subtieleverwijzing">Geef de Context van een mastertestplan</text:span></text:p>
      <text:p text:style-name="Standaard">In het mastertestplan wordt het totaaloverzicht van de verdeling over de testsoorten vastgelegd. Welke testsoorten zijn van toepassing en wat, wanneer, hoe zwaar moet worden getest binnen een testsoort. De benodigde invulling van al van de verschillende testsoorten wordt op hoofdlijnen vastgesteld. Daarna worden de testsoorten ook op hoofdlijnen bestuurt. De preciese invullingen van de testsoorten wordt overgelaten aan de verantwoordelijke testcoordinator van de betreffende testsoort, diie de verdere invulling uitwerkt in een detailtestplan.</text:p>
      <text:p text:style-name="Standaard">Bij het opstellen van een mastertestplan spelen onder andere de volgende aandachtspunten een rol:</text:p>
      <text:list text:style-name="LFO5" text:continue-numbering="true">
        <text:list-item>
          <text:p text:style-name="P17">Scope: welke van de producten in het software-ontwikkeltraject zullen getest worden?</text:p>
        </text:list-item>
        <text:list-item>
          <text:p text:style-name="P18">Kwaliteitsscope: op welke kwaliteitseisen moet er getest worden in welke test?</text:p>
        </text:list-item>
        <text:list-item>
          <text:p text:style-name="P19">Productrisico’s: welke potentiële productrisico’s worden er onderkend door de opdrachtgever?</text:p>
        </text:list-item>
        <text:list-item>
          <text:p text:style-name="P20">Aanpak: welke verschillende testsoorten zijn nodig voor die producten?</text:p>
        </text:list-item>
        <text:list-item>
          <text:p text:style-name="P21">Optimalisatie:</text:p>
        </text:list-item>
        <text:list-item>
          <text:p text:style-name="P22">hergebruik van testware over testsoorten</text:p>
        </text:list-item>
        <text:list-item>
          <text:p text:style-name="P23">afstemming tussen testsoorten over aandachtsgebieden</text:p>
        </text:list-item>
        <text:list-item>
          <text:p text:style-name="P24">toewijzing/hergebruik/ gezamenlijk gebruik van testomgevingen en testpersoneel</text:p>
        </text:list-item>
        <text:list-item>
          <text:p text:style-name="P25">onderlinge afhankelijkheden</text:p>
        </text:list-item>
        <text:list-item>
          <text:p text:style-name="P26">De kwaliteitseisen op de testactiviteiten zelf</text:p>
        </text:list-item>
        <text:list-item>
          <text:p text:style-name="P27">Globale invulling van infrastructuur en middelen, testorganisatie, inspanning, producten en technieken</text:p>
        </text:list-item>
        <text:list-item>
          <text:p text:style-name="P28">Planning op hoofdlijnen voor de testsoorten</text:p>
        </text:list-item>
        <text:list-item>
          <text:p text:style-name="P29">Afbakening van verantwoordelijkheden voor het totaal-project, mastertesttraject en de testsoorten</text:p>
        </text:list-item>
        <text:list-item>
          <text:p text:style-name="P30">Procedures voor rapportage, probleemafhandeling, wijziging van (master)testplannen etc.</text:p>
        </text:list-item>
        <text:list-item>
          <text:p text:style-name="P31">Relatie(s) met het software-ontwikkeltraject met betrekking tot de bewaking van de planningen en coördinatie over de verschillende testsoorten.</text:p>
        </text:list-item>
      </text:list>
      <text:soft-page-break/>
      <text:p text:style-name="Ondertitel"><text:span text:style-name="Subtieleverwijzing">Randvoorwaarden</text:span></text:p>
      <text:p text:style-name="P32">Om zinvol te kunnen starten met het opstellen van het testplan dienen de volgende zaken<text:s/>bekend te zijn:</text:p>
      <text:list text:style-name="LFO5" text:continue-numbering="true">
        <text:list-item>
          <text:p text:style-name="P33">De opdrachtgever voor de testsoort</text:p>
        </text:list-item>
        <text:list-item>
          <text:p text:style-name="P34">Doel en belang van het systeem of pakket voor de organisatie</text:p>
        </text:list-item>
        <text:list-item>
          <text:p text:style-name="P35">Globale eisen / requirements</text:p>
        </text:list-item>
        <text:list-item>
          <text:p text:style-name="P36">De organisatie van het ontwikkel-, onderhouds- of implementatieproces</text:p>
        </text:list-item>
        <text:list-item>
          <text:p text:style-name="P37">De (oplever)planning voor het te ontwikkelen of te onderhouden systeem of te<text:s/>implementeren pakket</text:p>
        </text:list-item>
        <text:list-item>
          <text:p text:style-name="P38">De werkwijze voor het te ontwikkelen of te onderhouden systeem of te implementeren<text:s/>pakket</text:p>
        </text:list-item>
        <text:list-item>
          <text:p text:style-name="P39">Indien sprake is van een mastertestplan dient dit gefixeerd en goedgekeurd te zijn;</text:p>
        </text:list-item>
        <text:list-item>
          <text:p text:style-name="P40">Inzicht in ontwikkel- en productieomgeving voor het kunnen definiëren van de<text:s/>testomgeving.</text:p>
        </text:list-item>
      </text:list>
      <text:p text:style-name="Standaard">Deze informatie moet op tijd beschikbaar zijn om de doorlooptijd en of de benodigde inspanning goed op te stellen. Ook moet afspraken maken op het gebied van testen mogelijk zijn.</text:p>
      <text:p text:style-name="Ondertitel"><text:span text:style-name="Subtieleverwijzing">Werkwijze</text:span></text:p>
      <text:p text:style-name="Standaard">De testmanager is als regel de opsteller van het testplan. Met grote voorkeur is een mastertestplan aanwezig. <text:s/>Op basis hiervan en in samenspraak met de opdrachtgever formuleert hij de opdracht, rekening houdend met de vier BDTM-aspecten Resultaat, Risico’s, Tijd en Kosten (zie paragraaf “Business driven toegelicht”).</text:p>
      <text:p text:style-name="Standaard">Indien vanuit het mastertestplan nog geen productrisicoanalyse is uitgevoerd of deze te globaal is, wordt samen met de opdrachtgever en andere betrokkenen een gedetailleerde analyse uitgevoerd om op basis van de opdracht vast te stellen wat de gewenste resultaten van het testen voor de opdrachtgever moeten zijn (de testdoelen) en welke delen (deelobjecten) en kenmerken van het te testen systeem of pakket meer of minder risicovol zijn. Deze analyse vormt de basis voor de teststrategie.</text:p>
      <text:p text:style-name="Standaard"/>
      <text:p text:style-name="Standaard"/>
      <text:soft-page-break/>
      <text:p text:style-name="P41"><text:span text:style-name="Subtieleverwijzing">Rollen/verantwoordelijkheden</text:span></text:p>
      <text:p text:style-name="P42">Deze fase zou gedelegeerd moeten worden door<text:s/>de testmanager aangestelde persoon.<text:s/></text:p>
      <text:p text:style-name="P43">Bij het<text:s/>definiëren<text:s/>van de organisatie wordt dit al gedaan.</text:p>
      <text:p text:style-name="P44">Bepalen benodigde rollen.<text:s/>Om de activiteiten in het testproces goed te laten verlopen bepaalt de testmanager<text:s/>welke testrollen hiervoor moeten worden onderkend en ingevuld. Denk hierbij met name<text:s/>aan:</text:p>
      <text:list text:style-name="LFO2" text:continue-numbering="true">
        <text:list-item>
          <text:p text:style-name="P45">Testmanagement of testcoördinatie;</text:p>
        </text:list-item>
        <text:list-item>
          <text:p text:style-name="P46">Testteamleiding;</text:p>
        </text:list-item>
        <text:list-item>
          <text:p text:style-name="P47">Tester;</text:p>
        </text:list-item>
        <text:list-item>
          <text:p text:style-name="P48">Beheer (testproces, testproducten, bevindingen);</text:p>
        </text:list-item>
        <text:list-item>
          <text:p text:style-name="P49">Intermediair;</text:p>
        </text:list-item>
      </text:list>
      <text:list text:style-name="LFO4" text:continue-numbering="true">
        <text:list-item>
          <text:p text:style-name="P50">Ondersteuning (materiedeskundigheid, systeemkennis, testomgeving, testtools o<text:s/>testmethodes).</text:p>
        </text:list-item>
      </text:list>
      <text:p text:style-name="P51"/>
      <text:p text:style-name="P52">De primair verantwoordelijke rol voor het opstellen van het testplan is de testmanager,<text:s/>soms ook testcoördinator genaamd.</text:p>
      <text:p text:style-name="P53">In de hoofdstuk wordt vaak genoemd naar een testmanager, maar een test coördinator kan ook eindverantwoordelijke zijn.<text:s/>De verschillen zijn meer<text:s/>gevoelsmatig en situationeel dan objectief, maar in grote lijnen kan er het volgende over<text:s/>gezegd worden:</text:p>
      <text:list text:style-name="LFO4" text:continue-numbering="true">
        <text:list-item>
          <text:p text:style-name="P54">Hoe meer bevoegdheden, hoe meer de voorkeur uitgaat naar de term testmanager;</text:p>
        </text:list-item>
        <text:list-item>
          <text:p text:style-name="P55">Hoe groter de scope van de test, idem;</text:p>
        </text:list-item>
        <text:list-item>
          <text:p text:style-name="P56">Hoe groter de omvang van de test, idem;</text:p>
        </text:list-item>
        <text:list-item>
          <text:p text:style-name="P57">Bij een overkoepelende testmanager: voorkeur testcoördinator;</text:p>
        </text:list-item>
        <text:list-item>
          <text:p text:style-name="P58">Bij een overall testcoördinator: voorkeur testmanager;</text:p>
        </text:list-item>
      </text:list>
      <text:p text:style-name="Standaard"/>
      <text:p text:style-name="Ondertitel"><text:span text:style-name="Subtieleverwijzing">Activiteiten. maak hiervan een schema: opstellen van de mastertestplan met een overzichtelijke nummering van het proces.</text:span></text:p>
      <text:p text:style-name="Standaard">Het opstellen van het testplan omvat de volgende activiteiten:</text:p>
      <text:p text:style-name="P59">1. Vaststellen opdracht;</text:p>
      <text:p text:style-name="P60">2. Oriënteren opdracht;</text:p>
      <text:p text:style-name="P61">3. Vaststellen testbasis;</text:p>
      <text:p text:style-name="P62">4. Analyseren productrisico’s;</text:p>
      <text:p text:style-name="P63">5. Bepalen teststrategie;</text:p>
      <text:p text:style-name="P64">6. Bepalen begroting;</text:p>
      <text:p text:style-name="P65">7. Bepalen planning;</text:p>
      <text:p text:style-name="P66">8. Toewijzen testeenheden en testtechnieken;</text:p>
      <text:p text:style-name="P67">9. Definiëren testproducten;</text:p>
      <text:p text:style-name="P68">10. Definiëren organisatie;</text:p>
      <text:p text:style-name="P69">11. Definiëren infrastructuur;</text:p>
      <text:p text:style-name="P70">12. Inrichten beheer;</text:p>
      <text:p text:style-name="P71">13. Bepalen testprojectrisico’s en maatregelen;</text:p>
      <text:p text:style-name="P72">14. Terugkoppelen en fixeren plan.</text:p>
      <text:p text:style-name="Standaard"/>
      <text:p text:style-name="Standaard"><draw:frame draw:z-index="251658240" draw:style-name="a0" draw:name="Afbeelding 1" text:anchor-type="paragraph" svg:x="0in" svg:y="0.01389in" svg:width="6.26806in" svg:height="0.77778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language="nl" fo:country="NL"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NL"/>
    </style:style>
    <style:style style:name="Intensievebenadrukking" style:display-name="Intensieve benadrukking" style:family="text" style:parent-style-name="Standaardalinea-lettertype">
      <style:text-properties fo:font-style="italic" style:font-style-asian="italic" style:font-style-complex="italic" fo:color="#4472C4"/>
    </style:style>
    <style:style style:name="Subtieleverwijzing" style:display-name="Subtiele verwijzing" style:family="text" style:parent-style-name="Standaardalinea-lettertype">
      <style:text-properties fo:font-variant="small-caps" fo:color="#5A5A5A"/>
    </style:style>
    <style:style style:name="Ondertitel" style:display-name="Ondertitel" style:family="paragraph" style:parent-style-name="Standaard" style:next-style-name="Standaard">
      <style:text-properties style:font-name-asian="Times New Roman" fo:color="#5A5A5A" fo:letter-spacing="0.0104in" fo:hyphenate="false"/>
    </style:style>
    <style:style style:name="OndertitelChar" style:display-name="Ondertitel Char" style:family="text" style:parent-style-name="Standaardalinea-lettertype">
      <style:text-properties style:font-name-asian="Times New Roman" fo:color="#5A5A5A" fo:letter-spacing="0.0104in" fo:language="nl" fo:country="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end Langendoen</meta:initial-creator>
    <dc:creator>Arend Langendoen</dc:creator>
    <meta:creation-date>2021-02-22T13:45:00Z</meta:creation-date>
    <dc:date>2021-02-22T15:21:00Z</dc:date>
    <meta:template xlink:href="Normal.dotm" xlink:type="simple"/>
    <meta:editing-cycles>3</meta:editing-cycles>
    <meta:editing-duration>PT5700S</meta:editing-duration>
    <meta:document-statistic meta:page-count="5" meta:paragraph-count="14" meta:word-count="1088" meta:character-count="7279" meta:row-count="51" meta:non-whitespace-character-count="6205"/>
  </office:meta>
</office:document-meta>
</file>